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575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V_qHat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# CALCULATING MV qHat from t = 0fm to t = 0.600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At time 1748586533 (seed) or Fri May 30 07:28:53 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Step = 0.007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Parameters:<text:tab/>v = 1.000; v_perp = 1.000; v_paral = 0.000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text:tab/><text:tab/>Q1^2 = 6.760GeV^2; Q2^2 = 6.760GeV^2; g^2 = 1.000; N_c = 3; m = 0.260GeV;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442772" calcext:value-type="float">
            <text:p>0.442772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869683" calcext:value-type="float">
            <text:p>0.869683</text:p>
          </table:table-cell>
          <table:table-cell office:value-type="float" office:value="0.000198" calcext:value-type="float">
            <text:p>0.000198</text:p>
          </table:table-cell>
        </table:table-row>
        <table:table-row table:style-name="ro1">
          <table:table-cell office:value-type="float" office:value="0.0225" calcext:value-type="float">
            <text:p>0.0225</text:p>
          </table:table-cell>
          <table:table-cell office:value-type="float" office:value="1.268176" calcext:value-type="float">
            <text:p>1.268176</text:p>
          </table:table-cell>
          <table:table-cell office:value-type="float" office:value="0.000293" calcext:value-type="float">
            <text:p>0.000293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.633907" calcext:value-type="float">
            <text:p>1.633907</text:p>
          </table:table-cell>
          <table:table-cell office:value-type="float" office:value="0.000385" calcext:value-type="float">
            <text:p>0.000385</text:p>
          </table:table-cell>
        </table:table-row>
        <table:table-row table:style-name="ro1">
          <table:table-cell office:value-type="float" office:value="0.0375" calcext:value-type="float">
            <text:p>0.0375</text:p>
          </table:table-cell>
          <table:table-cell office:value-type="float" office:value="1.960981" calcext:value-type="float">
            <text:p>1.960981</text:p>
          </table:table-cell>
          <table:table-cell office:value-type="float" office:value="0.000475" calcext:value-type="float">
            <text:p>0.000475</text:p>
          </table:table-cell>
        </table:table-row>
        <table:table-row table:style-name="ro1">
          <table:table-cell office:value-type="float" office:value="0.045" calcext:value-type="float">
            <text:p>0.045</text:p>
          </table:table-cell>
          <table:table-cell office:value-type="float" office:value="2.248054" calcext:value-type="float">
            <text:p>2.248054</text:p>
          </table:table-cell>
          <table:table-cell office:value-type="float" office:value="0.000562" calcext:value-type="float">
            <text:p>0.000562</text:p>
          </table:table-cell>
        </table:table-row>
        <table:table-row table:style-name="ro1">
          <table:table-cell office:value-type="float" office:value="0.0525" calcext:value-type="float">
            <text:p>0.0525</text:p>
          </table:table-cell>
          <table:table-cell office:value-type="float" office:value="2.49654" calcext:value-type="float">
            <text:p>2.49654</text:p>
          </table:table-cell>
          <table:table-cell office:value-type="float" office:value="0.000648" calcext:value-type="float">
            <text:p>0.000648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2.710122" calcext:value-type="float">
            <text:p>2.710122</text:p>
          </table:table-cell>
          <table:table-cell office:value-type="float" office:value="0.000732" calcext:value-type="float">
            <text:p>0.000732</text:p>
          </table:table-cell>
        </table:table-row>
        <table:table-row table:style-name="ro1">
          <table:table-cell office:value-type="float" office:value="0.0675" calcext:value-type="float">
            <text:p>0.0675</text:p>
          </table:table-cell>
          <table:table-cell office:value-type="float" office:value="2.888175" calcext:value-type="float">
            <text:p>2.888175</text:p>
          </table:table-cell>
          <table:table-cell office:value-type="float" office:value="0.000815" calcext:value-type="float">
            <text:p>0.000815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3.037281" calcext:value-type="float">
            <text:p>3.037281</text:p>
          </table:table-cell>
          <table:table-cell office:value-type="float" office:value="0.000897" calcext:value-type="float">
            <text:p>0.000897</text:p>
          </table:table-cell>
        </table:table-row>
        <table:table-row table:style-name="ro1">
          <table:table-cell office:value-type="float" office:value="0.0825" calcext:value-type="float">
            <text:p>0.0825</text:p>
          </table:table-cell>
          <table:table-cell office:value-type="float" office:value="3.157327" calcext:value-type="float">
            <text:p>3.157327</text:p>
          </table:table-cell>
          <table:table-cell office:value-type="float" office:value="0.000978" calcext:value-type="float">
            <text:p>0.000978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3.251051" calcext:value-type="float">
            <text:p>3.251051</text:p>
          </table:table-cell>
          <table:table-cell office:value-type="float" office:value="0.001058" calcext:value-type="float">
            <text:p>0.001058</text:p>
          </table:table-cell>
        </table:table-row>
        <table:table-row table:style-name="ro1">
          <table:table-cell office:value-type="float" office:value="0.0975" calcext:value-type="float">
            <text:p>0.0975</text:p>
          </table:table-cell>
          <table:table-cell office:value-type="float" office:value="3.320885" calcext:value-type="float">
            <text:p>3.320885</text:p>
          </table:table-cell>
          <table:table-cell office:value-type="float" office:value="0.001135" calcext:value-type="float">
            <text:p>0.001135</text:p>
          </table:table-cell>
        </table:table-row>
        <table:table-row table:style-name="ro1">
          <table:table-cell office:value-type="float" office:value="0.105" calcext:value-type="float">
            <text:p>0.105</text:p>
          </table:table-cell>
          <table:table-cell office:value-type="float" office:value="3.377295" calcext:value-type="float">
            <text:p>3.377295</text:p>
          </table:table-cell>
          <table:table-cell office:value-type="float" office:value="0.001213" calcext:value-type="float">
            <text:p>0.001213</text:p>
          </table:table-cell>
        </table:table-row>
        <table:table-row table:style-name="ro1">
          <table:table-cell office:value-type="float" office:value="0.1125" calcext:value-type="float">
            <text:p>0.1125</text:p>
          </table:table-cell>
          <table:table-cell office:value-type="float" office:value="3.416398" calcext:value-type="float">
            <text:p>3.416398</text:p>
          </table:table-cell>
          <table:table-cell office:value-type="float" office:value="0.001289" calcext:value-type="float">
            <text:p>0.001289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3.440164" calcext:value-type="float">
            <text:p>3.440164</text:p>
          </table:table-cell>
          <table:table-cell office:value-type="float" office:value="0.001362" calcext:value-type="float">
            <text:p>0.001362</text:p>
          </table:table-cell>
        </table:table-row>
        <table:table-row table:style-name="ro1">
          <table:table-cell office:value-type="float" office:value="0.1275" calcext:value-type="float">
            <text:p>0.1275</text:p>
          </table:table-cell>
          <table:table-cell office:value-type="float" office:value="3.453601" calcext:value-type="float">
            <text:p>3.453601</text:p>
          </table:table-cell>
          <table:table-cell office:value-type="float" office:value="0.001434" calcext:value-type="float">
            <text:p>0.001434</text:p>
          </table:table-cell>
        </table:table-row>
        <table:table-row table:style-name="ro1">
          <table:table-cell office:value-type="float" office:value="0.135" calcext:value-type="float">
            <text:p>0.135</text:p>
          </table:table-cell>
          <table:table-cell office:value-type="float" office:value="3.4603" calcext:value-type="float">
            <text:p>3.4603</text:p>
          </table:table-cell>
          <table:table-cell office:value-type="float" office:value="0.001504" calcext:value-type="float">
            <text:p>0.001504</text:p>
          </table:table-cell>
        </table:table-row>
        <table:table-row table:style-name="ro1">
          <table:table-cell office:value-type="float" office:value="0.1425" calcext:value-type="float">
            <text:p>0.1425</text:p>
          </table:table-cell>
          <table:table-cell office:value-type="float" office:value="3.457453" calcext:value-type="float">
            <text:p>3.457453</text:p>
          </table:table-cell>
          <table:table-cell office:value-type="float" office:value="0.001572" calcext:value-type="float">
            <text:p>0.001572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3.447083" calcext:value-type="float">
            <text:p>3.447083</text:p>
          </table:table-cell>
          <table:table-cell office:value-type="float" office:value="0.001636" calcext:value-type="float">
            <text:p>0.001636</text:p>
          </table:table-cell>
        </table:table-row>
        <table:table-row table:style-name="ro1">
          <table:table-cell office:value-type="float" office:value="0.1575" calcext:value-type="float">
            <text:p>0.1575</text:p>
          </table:table-cell>
          <table:table-cell office:value-type="float" office:value="3.437614" calcext:value-type="float">
            <text:p>3.437614</text:p>
          </table:table-cell>
          <table:table-cell office:value-type="float" office:value="0.001702" calcext:value-type="float">
            <text:p>0.001702</text:p>
          </table:table-cell>
        </table:table-row>
        <table:table-row table:style-name="ro1">
          <table:table-cell office:value-type="float" office:value="0.165" calcext:value-type="float">
            <text:p>0.165</text:p>
          </table:table-cell>
          <table:table-cell office:value-type="float" office:value="3.419118" calcext:value-type="float">
            <text:p>3.419118</text:p>
          </table:table-cell>
          <table:table-cell office:value-type="float" office:value="0.001763" calcext:value-type="float">
            <text:p>0.001763</text:p>
          </table:table-cell>
        </table:table-row>
        <table:table-row table:style-name="ro1">
          <table:table-cell office:value-type="float" office:value="0.1725" calcext:value-type="float">
            <text:p>0.1725</text:p>
          </table:table-cell>
          <table:table-cell office:value-type="float" office:value="3.397468" calcext:value-type="float">
            <text:p>3.397468</text:p>
          </table:table-cell>
          <table:table-cell office:value-type="float" office:value="0.001822" calcext:value-type="float">
            <text:p>0.001822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3.376671" calcext:value-type="float">
            <text:p>3.376671</text:p>
          </table:table-cell>
          <table:table-cell office:value-type="float" office:value="0.00188" calcext:value-type="float">
            <text:p>0.00188</text:p>
          </table:table-cell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3.351034" calcext:value-type="float">
            <text:p>3.351034</text:p>
          </table:table-cell>
          <table:table-cell office:value-type="float" office:value="0.001935" calcext:value-type="float">
            <text:p>0.001935</text:p>
          </table:table-cell>
        </table:table-row>
        <table:table-row table:style-name="ro1">
          <table:table-cell office:value-type="float" office:value="0.195" calcext:value-type="float">
            <text:p>0.195</text:p>
          </table:table-cell>
          <table:table-cell office:value-type="float" office:value="3.322969" calcext:value-type="float">
            <text:p>3.322969</text:p>
          </table:table-cell>
          <table:table-cell office:value-type="float" office:value="0.001989" calcext:value-type="float">
            <text:p>0.001989</text:p>
          </table:table-cell>
        </table:table-row>
        <table:table-row table:style-name="ro1">
          <table:table-cell office:value-type="float" office:value="0.2025" calcext:value-type="float">
            <text:p>0.2025</text:p>
          </table:table-cell>
          <table:table-cell office:value-type="float" office:value="3.295135" calcext:value-type="float">
            <text:p>3.295135</text:p>
          </table:table-cell>
          <table:table-cell office:value-type="float" office:value="0.002039" calcext:value-type="float">
            <text:p>0.002039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3.268793" calcext:value-type="float">
            <text:p>3.268793</text:p>
          </table:table-cell>
          <table:table-cell office:value-type="float" office:value="0.002091" calcext:value-type="float">
            <text:p>0.002091</text:p>
          </table:table-cell>
        </table:table-row>
        <table:table-row table:style-name="ro1">
          <table:table-cell office:value-type="float" office:value="0.2175" calcext:value-type="float">
            <text:p>0.2175</text:p>
          </table:table-cell>
          <table:table-cell office:value-type="float" office:value="3.240979" calcext:value-type="float">
            <text:p>3.240979</text:p>
          </table:table-cell>
          <table:table-cell office:value-type="float" office:value="0.002138" calcext:value-type="float">
            <text:p>0.002138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3.209158" calcext:value-type="float">
            <text:p>3.209158</text:p>
          </table:table-cell>
          <table:table-cell office:value-type="float" office:value="0.002183" calcext:value-type="float">
            <text:p>0.002183</text:p>
          </table:table-cell>
        </table:table-row>
        <table:table-row table:style-name="ro1">
          <table:table-cell office:value-type="float" office:value="0.2325" calcext:value-type="float">
            <text:p>0.2325</text:p>
          </table:table-cell>
          <table:table-cell office:value-type="float" office:value="3.183057" calcext:value-type="float">
            <text:p>3.183057</text:p>
          </table:table-cell>
          <table:table-cell office:value-type="float" office:value="0.002232" calcext:value-type="float">
            <text:p>0.002232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3.152863" calcext:value-type="float">
            <text:p>3.152863</text:p>
          </table:table-cell>
          <table:table-cell office:value-type="float" office:value="0.002274" calcext:value-type="float">
            <text:p>0.002274</text:p>
          </table:table-cell>
        </table:table-row>
        <table:table-row table:style-name="ro1">
          <table:table-cell office:value-type="float" office:value="0.2475" calcext:value-type="float">
            <text:p>0.2475</text:p>
          </table:table-cell>
          <table:table-cell office:value-type="float" office:value="3.126112" calcext:value-type="float">
            <text:p>3.126112</text:p>
          </table:table-cell>
          <table:table-cell office:value-type="float" office:value="0.002318" calcext:value-type="float">
            <text:p>0.002318</text:p>
          </table:table-cell>
        </table:table-row>
        <table:table-row table:style-name="ro1">
          <table:table-cell office:value-type="float" office:value="0.255" calcext:value-type="float">
            <text:p>0.255</text:p>
          </table:table-cell>
          <table:table-cell office:value-type="float" office:value="3.094648" calcext:value-type="float">
            <text:p>3.094648</text:p>
          </table:table-cell>
          <table:table-cell office:value-type="float" office:value="0.002358" calcext:value-type="float">
            <text:p>0.002358</text:p>
          </table:table-cell>
        </table:table-row>
        <table:table-row table:style-name="ro1">
          <table:table-cell office:value-type="float" office:value="0.2625" calcext:value-type="float">
            <text:p>0.2625</text:p>
          </table:table-cell>
          <table:table-cell office:value-type="float" office:value="3.071376" calcext:value-type="float">
            <text:p>3.071376</text:p>
          </table:table-cell>
          <table:table-cell office:value-type="float" office:value="0.002402" calcext:value-type="float">
            <text:p>0.002402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3.042752" calcext:value-type="float">
            <text:p>3.042752</text:p>
          </table:table-cell>
          <table:table-cell office:value-type="float" office:value="0.002439" calcext:value-type="float">
            <text:p>0.002439</text:p>
          </table:table-cell>
        </table:table-row>
        <table:table-row table:style-name="ro1">
          <table:table-cell office:value-type="float" office:value="0.2775" calcext:value-type="float">
            <text:p>0.2775</text:p>
          </table:table-cell>
          <table:table-cell office:value-type="float" office:value="3.012888" calcext:value-type="float">
            <text:p>3.012888</text:p>
          </table:table-cell>
          <table:table-cell office:value-type="float" office:value="0.002477" calcext:value-type="float">
            <text:p>0.002477</text:p>
          </table:table-cell>
        </table:table-row>
        <table:table-row table:style-name="ro1">
          <table:table-cell office:value-type="float" office:value="0.285" calcext:value-type="float">
            <text:p>0.285</text:p>
          </table:table-cell>
          <table:table-cell office:value-type="float" office:value="2.987573" calcext:value-type="float">
            <text:p>2.987573</text:p>
          </table:table-cell>
          <table:table-cell office:value-type="float" office:value="0.002515" calcext:value-type="float">
            <text:p>0.002515</text:p>
          </table:table-cell>
        </table:table-row>
        <table:table-row table:style-name="ro1">
          <table:table-cell office:value-type="float" office:value="0.2925" calcext:value-type="float">
            <text:p>0.2925</text:p>
          </table:table-cell>
          <table:table-cell office:value-type="float" office:value="2.966285" calcext:value-type="float">
            <text:p>2.966285</text:p>
          </table:table-cell>
          <table:table-cell office:value-type="float" office:value="0.002553" calcext:value-type="float">
            <text:p>0.00255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.936837" calcext:value-type="float">
            <text:p>2.936837</text:p>
          </table:table-cell>
          <table:table-cell office:value-type="float" office:value="0.002585" calcext:value-type="float">
            <text:p>0.002585</text:p>
          </table:table-cell>
        </table:table-row>
        <table:table-row table:style-name="ro1">
          <table:table-cell office:value-type="float" office:value="0.3075" calcext:value-type="float">
            <text:p>0.3075</text:p>
          </table:table-cell>
          <table:table-cell office:value-type="float" office:value="2.91318" calcext:value-type="float">
            <text:p>2.91318</text:p>
          </table:table-cell>
          <table:table-cell office:value-type="float" office:value="0.002622" calcext:value-type="float">
            <text:p>0.002622</text:p>
          </table:table-cell>
        </table:table-row>
        <table:table-row table:style-name="ro1">
          <table:table-cell office:value-type="float" office:value="0.315" calcext:value-type="float">
            <text:p>0.315</text:p>
          </table:table-cell>
          <table:table-cell office:value-type="float" office:value="2.888729" calcext:value-type="float">
            <text:p>2.888729</text:p>
          </table:table-cell>
          <table:table-cell office:value-type="float" office:value="0.002653" calcext:value-type="float">
            <text:p>0.002653</text:p>
          </table:table-cell>
        </table:table-row>
        <table:table-row table:style-name="ro1">
          <table:table-cell office:value-type="float" office:value="0.3225" calcext:value-type="float">
            <text:p>0.3225</text:p>
          </table:table-cell>
          <table:table-cell office:value-type="float" office:value="2.861644" calcext:value-type="float">
            <text:p>2.861644</text:p>
          </table:table-cell>
          <table:table-cell office:value-type="float" office:value="0.002685" calcext:value-type="float">
            <text:p>0.002685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2.842555" calcext:value-type="float">
            <text:p>2.842555</text:p>
          </table:table-cell>
          <table:table-cell office:value-type="float" office:value="0.002721" calcext:value-type="float">
            <text:p>0.002721</text:p>
          </table:table-cell>
        </table:table-row>
        <table:table-row table:style-name="ro1">
          <table:table-cell office:value-type="float" office:value="0.3375" calcext:value-type="float">
            <text:p>0.3375</text:p>
          </table:table-cell>
          <table:table-cell office:value-type="float" office:value="2.81917" calcext:value-type="float">
            <text:p>2.81917</text:p>
          </table:table-cell>
          <table:table-cell office:value-type="float" office:value="0.002753" calcext:value-type="float">
            <text:p>0.002753</text:p>
          </table:table-cell>
        </table:table-row>
        <table:table-row table:style-name="ro1">
          <table:table-cell office:value-type="float" office:value="0.345" calcext:value-type="float">
            <text:p>0.345</text:p>
          </table:table-cell>
          <table:table-cell office:value-type="float" office:value="2.793627" calcext:value-type="float">
            <text:p>2.793627</text:p>
          </table:table-cell>
          <table:table-cell office:value-type="float" office:value="0.002781" calcext:value-type="float">
            <text:p>0.002781</text:p>
          </table:table-cell>
        </table:table-row>
        <table:table-row table:style-name="ro1">
          <table:table-cell office:value-type="float" office:value="0.3525" calcext:value-type="float">
            <text:p>0.3525</text:p>
          </table:table-cell>
          <table:table-cell office:value-type="float" office:value="2.774497" calcext:value-type="float">
            <text:p>2.774497</text:p>
          </table:table-cell>
          <table:table-cell office:value-type="float" office:value="0.002814" calcext:value-type="float">
            <text:p>0.002814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2.74982" calcext:value-type="float">
            <text:p>2.74982</text:p>
          </table:table-cell>
          <table:table-cell office:value-type="float" office:value="0.002839" calcext:value-type="float">
            <text:p>0.002839</text:p>
          </table:table-cell>
        </table:table-row>
        <table:table-row table:style-name="ro1">
          <table:table-cell office:value-type="float" office:value="0.3675" calcext:value-type="float">
            <text:p>0.3675</text:p>
          </table:table-cell>
          <table:table-cell office:value-type="float" office:value="2.731047" calcext:value-type="float">
            <text:p>2.731047</text:p>
          </table:table-cell>
          <table:table-cell office:value-type="float" office:value="0.002871" calcext:value-type="float">
            <text:p>0.002871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2.706153" calcext:value-type="float">
            <text:p>2.706153</text:p>
          </table:table-cell>
          <table:table-cell office:value-type="float" office:value="0.002894" calcext:value-type="float">
            <text:p>0.002894</text:p>
          </table:table-cell>
        </table:table-row>
        <table:table-row table:style-name="ro1">
          <table:table-cell office:value-type="float" office:value="0.3825" calcext:value-type="float">
            <text:p>0.3825</text:p>
          </table:table-cell>
          <table:table-cell office:value-type="float" office:value="2.690728" calcext:value-type="float">
            <text:p>2.690728</text:p>
          </table:table-cell>
          <table:table-cell office:value-type="float" office:value="0.002927" calcext:value-type="float">
            <text:p>0.002927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2.671918" calcext:value-type="float">
            <text:p>2.671918</text:p>
          </table:table-cell>
          <table:table-cell office:value-type="float" office:value="0.002954" calcext:value-type="float">
            <text:p>0.002954</text:p>
          </table:table-cell>
        </table:table-row>
        <table:table-row table:style-name="ro1">
          <table:table-cell office:value-type="float" office:value="0.3975" calcext:value-type="float">
            <text:p>0.3975</text:p>
          </table:table-cell>
          <table:table-cell office:value-type="float" office:value="2.652854" calcext:value-type="float">
            <text:p>2.652854</text:p>
          </table:table-cell>
          <table:table-cell office:value-type="float" office:value="0.002983" calcext:value-type="float">
            <text:p>0.002983</text:p>
          </table:table-cell>
        </table:table-row>
        <table:table-row table:style-name="ro1">
          <table:table-cell office:value-type="float" office:value="0.405" calcext:value-type="float">
            <text:p>0.405</text:p>
          </table:table-cell>
          <table:table-cell office:value-type="float" office:value="2.635909" calcext:value-type="float">
            <text:p>2.635909</text:p>
          </table:table-cell>
          <table:table-cell office:value-type="float" office:value="0.003008" calcext:value-type="float">
            <text:p>0.003008</text:p>
          </table:table-cell>
        </table:table-row>
        <table:table-row table:style-name="ro1">
          <table:table-cell office:value-type="float" office:value="0.4125" calcext:value-type="float">
            <text:p>0.4125</text:p>
          </table:table-cell>
          <table:table-cell office:value-type="float" office:value="2.616976" calcext:value-type="float">
            <text:p>2.616976</text:p>
          </table:table-cell>
          <table:table-cell office:value-type="float" office:value="0.003033" calcext:value-type="float">
            <text:p>0.003033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2.594166" calcext:value-type="float">
            <text:p>2.594166</text:p>
          </table:table-cell>
          <table:table-cell office:value-type="float" office:value="0.003056" calcext:value-type="float">
            <text:p>0.003056</text:p>
          </table:table-cell>
        </table:table-row>
        <table:table-row table:style-name="ro1">
          <table:table-cell office:value-type="float" office:value="0.4275" calcext:value-type="float">
            <text:p>0.4275</text:p>
          </table:table-cell>
          <table:table-cell office:value-type="float" office:value="2.580069" calcext:value-type="float">
            <text:p>2.580069</text:p>
          </table:table-cell>
          <table:table-cell office:value-type="float" office:value="0.003085" calcext:value-type="float">
            <text:p>0.003085</text:p>
          </table:table-cell>
        </table:table-row>
        <table:table-row table:style-name="ro1">
          <table:table-cell office:value-type="float" office:value="0.435" calcext:value-type="float">
            <text:p>0.435</text:p>
          </table:table-cell>
          <table:table-cell office:value-type="float" office:value="2.562617" calcext:value-type="float">
            <text:p>2.562617</text:p>
          </table:table-cell>
          <table:table-cell office:value-type="float" office:value="0.003109" calcext:value-type="float">
            <text:p>0.003109</text:p>
          </table:table-cell>
        </table:table-row>
        <table:table-row table:style-name="ro1">
          <table:table-cell office:value-type="float" office:value="0.4425" calcext:value-type="float">
            <text:p>0.4425</text:p>
          </table:table-cell>
          <table:table-cell office:value-type="float" office:value="2.545217" calcext:value-type="float">
            <text:p>2.545217</text:p>
          </table:table-cell>
          <table:table-cell office:value-type="float" office:value="0.003132" calcext:value-type="float">
            <text:p>0.003132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2.533678" calcext:value-type="float">
            <text:p>2.533678</text:p>
          </table:table-cell>
          <table:table-cell office:value-type="float" office:value="0.003162" calcext:value-type="float">
            <text:p>0.003162</text:p>
          </table:table-cell>
        </table:table-row>
        <table:table-row table:style-name="ro1">
          <table:table-cell office:value-type="float" office:value="0.4575" calcext:value-type="float">
            <text:p>0.4575</text:p>
          </table:table-cell>
          <table:table-cell office:value-type="float" office:value="2.512225" calcext:value-type="float">
            <text:p>2.512225</text:p>
          </table:table-cell>
          <table:table-cell office:value-type="float" office:value="0.00318" calcext:value-type="float">
            <text:p>0.00318</text:p>
          </table:table-cell>
        </table:table-row>
        <table:table-row table:style-name="ro1">
          <table:table-cell office:value-type="float" office:value="0.465" calcext:value-type="float">
            <text:p>0.465</text:p>
          </table:table-cell>
          <table:table-cell office:value-type="float" office:value="2.493637" calcext:value-type="float">
            <text:p>2.493637</text:p>
          </table:table-cell>
          <table:table-cell office:value-type="float" office:value="0.003201" calcext:value-type="float">
            <text:p>0.003201</text:p>
          </table:table-cell>
        </table:table-row>
        <table:table-row table:style-name="ro1">
          <table:table-cell office:value-type="float" office:value="0.4725" calcext:value-type="float">
            <text:p>0.4725</text:p>
          </table:table-cell>
          <table:table-cell office:value-type="float" office:value="2.474371" calcext:value-type="float">
            <text:p>2.474371</text:p>
          </table:table-cell>
          <table:table-cell office:value-type="float" office:value="0.003219" calcext:value-type="float">
            <text:p>0.003219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2.464103" calcext:value-type="float">
            <text:p>2.464103</text:p>
          </table:table-cell>
          <table:table-cell office:value-type="float" office:value="0.003246" calcext:value-type="float">
            <text:p>0.003246</text:p>
          </table:table-cell>
        </table:table-row>
        <table:table-row table:style-name="ro1">
          <table:table-cell office:value-type="float" office:value="0.4875" calcext:value-type="float">
            <text:p>0.4875</text:p>
          </table:table-cell>
          <table:table-cell office:value-type="float" office:value="2.447189" calcext:value-type="float">
            <text:p>2.447189</text:p>
          </table:table-cell>
          <table:table-cell office:value-type="float" office:value="0.003265" calcext:value-type="float">
            <text:p>0.003265</text:p>
          </table:table-cell>
        </table:table-row>
        <table:table-row table:style-name="ro1">
          <table:table-cell office:value-type="float" office:value="0.495" calcext:value-type="float">
            <text:p>0.495</text:p>
          </table:table-cell>
          <table:table-cell office:value-type="float" office:value="2.439438" calcext:value-type="float">
            <text:p>2.439438</text:p>
          </table:table-cell>
          <table:table-cell office:value-type="float" office:value="0.003292" calcext:value-type="float">
            <text:p>0.003292</text:p>
          </table:table-cell>
        </table:table-row>
        <table:table-row table:style-name="ro1">
          <table:table-cell office:value-type="float" office:value="0.5025" calcext:value-type="float">
            <text:p>0.5025</text:p>
          </table:table-cell>
          <table:table-cell office:value-type="float" office:value="2.416896" calcext:value-type="float">
            <text:p>2.416896</text:p>
          </table:table-cell>
          <table:table-cell office:value-type="float" office:value="0.003308" calcext:value-type="float">
            <text:p>0.003308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2.409695" calcext:value-type="float">
            <text:p>2.409695</text:p>
          </table:table-cell>
          <table:table-cell office:value-type="float" office:value="0.003333" calcext:value-type="float">
            <text:p>0.003333</text:p>
          </table:table-cell>
        </table:table-row>
        <table:table-row table:style-name="ro1">
          <table:table-cell office:value-type="float" office:value="0.5175" calcext:value-type="float">
            <text:p>0.5175</text:p>
          </table:table-cell>
          <table:table-cell office:value-type="float" office:value="2.393425" calcext:value-type="float">
            <text:p>2.393425</text:p>
          </table:table-cell>
          <table:table-cell office:value-type="float" office:value="0.003352" calcext:value-type="float">
            <text:p>0.003352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2.382127" calcext:value-type="float">
            <text:p>2.382127</text:p>
          </table:table-cell>
          <table:table-cell office:value-type="float" office:value="0.003375" calcext:value-type="float">
            <text:p>0.003375</text:p>
          </table:table-cell>
        </table:table-row>
        <table:table-row table:style-name="ro1">
          <table:table-cell office:value-type="float" office:value="0.5325" calcext:value-type="float">
            <text:p>0.5325</text:p>
          </table:table-cell>
          <table:table-cell office:value-type="float" office:value="2.362454" calcext:value-type="float">
            <text:p>2.362454</text:p>
          </table:table-cell>
          <table:table-cell office:value-type="float" office:value="0.003389" calcext:value-type="float">
            <text:p>0.003389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2.353992" calcext:value-type="float">
            <text:p>2.353992</text:p>
          </table:table-cell>
          <table:table-cell office:value-type="float" office:value="0.003414" calcext:value-type="float">
            <text:p>0.003414</text:p>
          </table:table-cell>
        </table:table-row>
        <table:table-row table:style-name="ro1">
          <table:table-cell office:value-type="float" office:value="0.5475" calcext:value-type="float">
            <text:p>0.5475</text:p>
          </table:table-cell>
          <table:table-cell office:value-type="float" office:value="2.347648" calcext:value-type="float">
            <text:p>2.347648</text:p>
          </table:table-cell>
          <table:table-cell office:value-type="float" office:value="0.003441" calcext:value-type="float">
            <text:p>0.003441</text:p>
          </table:table-cell>
        </table:table-row>
        <table:table-row table:style-name="ro1">
          <table:table-cell office:value-type="float" office:value="0.555" calcext:value-type="float">
            <text:p>0.555</text:p>
          </table:table-cell>
          <table:table-cell office:value-type="float" office:value="2.325217" calcext:value-type="float">
            <text:p>2.325217</text:p>
          </table:table-cell>
          <table:table-cell office:value-type="float" office:value="0.003452" calcext:value-type="float">
            <text:p>0.003452</text:p>
          </table:table-cell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2.320794" calcext:value-type="float">
            <text:p>2.320794</text:p>
          </table:table-cell>
          <table:table-cell office:value-type="float" office:value="0.003477" calcext:value-type="float">
            <text:p>0.003477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2.303708" calcext:value-type="float">
            <text:p>2.303708</text:p>
          </table:table-cell>
          <table:table-cell office:value-type="float" office:value="0.003496" calcext:value-type="float">
            <text:p>0.003496</text:p>
          </table:table-cell>
        </table:table-row>
        <table:table-row table:style-name="ro1">
          <table:table-cell office:value-type="float" office:value="0.5775" calcext:value-type="float">
            <text:p>0.5775</text:p>
          </table:table-cell>
          <table:table-cell office:value-type="float" office:value="2.292356" calcext:value-type="float">
            <text:p>2.292356</text:p>
          </table:table-cell>
          <table:table-cell office:value-type="float" office:value="0.00351" calcext:value-type="float">
            <text:p>0.00351</text:p>
          </table:table-cell>
        </table:table-row>
        <table:table-row table:style-name="ro1">
          <table:table-cell office:value-type="float" office:value="0.585" calcext:value-type="float">
            <text:p>0.585</text:p>
          </table:table-cell>
          <table:table-cell office:value-type="float" office:value="2.277746" calcext:value-type="float">
            <text:p>2.277746</text:p>
          </table:table-cell>
          <table:table-cell office:value-type="float" office:value="0.003525" calcext:value-type="float">
            <text:p>0.003525</text:p>
          </table:table-cell>
        </table:table-row>
        <table:table-row table:style-name="ro1">
          <table:table-cell office:value-type="float" office:value="0.5925" calcext:value-type="float">
            <text:p>0.5925</text:p>
          </table:table-cell>
          <table:table-cell office:value-type="float" office:value="2.265696" calcext:value-type="float">
            <text:p>2.265696</text:p>
          </table:table-cell>
          <table:table-cell office:value-type="float" office:value="0.003544" calcext:value-type="float">
            <text:p>0.003544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.252674" calcext:value-type="float">
            <text:p>2.252674</text:p>
          </table:table-cell>
          <table:table-cell office:value-type="float" office:value="0.003559" calcext:value-type="float">
            <text:p>0.00355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TEGRAL</text:p>
          </table:table-cell>
          <table:table-cell table:formula="of:=(SUM([.B7:.B85])+[.B86]/2)*([.A8]-[.A7])" office:value-type="float" office:value="1.633531395" calcext:value-type="float">
            <text:p>1.63353139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17T16:12:08.604559445</dc:date>
    <meta:editing-duration>PT3M4S</meta:editing-duration>
    <meta:editing-cycles>1</meta:editing-cycles>
    <meta:document-statistic meta:table-count="1" meta:cell-count="247" meta:object-count="0"/>
    <meta:generator>LibreOffice/24.8.7.2$Linux_X86_64 LibreOffice_project/480$Build-2</meta:generator>
  </office:meta>
</office:document-meta>
</file>